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variant="normal" fo:text-transform="none" fo:color="#000000" style:font-name="Helvetica Neue" fo:font-size="9.75pt" fo:letter-spacing="normal" fo:font-style="normal" fo:font-weight="normal"/>
    </style:style>
    <style:style style:name="P2" style:family="paragraph" style:parent-style-name="Standard">
      <style:paragraph-properties fo:margin-left="0in" fo:margin-right="0in" fo:widows="1" fo:text-indent="0in" style:auto-text-indent="false"/>
    </style:style>
    <style:style style:name="T1" style:family="text">
      <style:text-properties fo:font-variant="normal" fo:text-transform="none" fo:color="#000000" style:font-name="Helvetica Neue" fo:font-size="9.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are here simply as travelers, from Era," I shout back. "Our only purpose is the pay a visit to your citadel -- at the moment, however, we could also do with a nice meal and some beds, if you could point us to a comfortable inn."<text:line-break/><text:line-break/></text:p>
      <text:p text:style-name="P2"><text:span text:style-name="T1">Depending on whether or not my claw-wound is looking infected or unholy, I may also seek out an apothecary or priest (respectively) the next morning. Otherwise, if I'm feeling all-right, I plan on just traipsing around town the first day. In particular, I would like to visit temples and bakeries. In the former, I will grow spiritually; in the latter, I will buy and eat pastries.</text:span> </text:p>
      <text:p text:style-name="P2"/>
      <text:p text:style-name="P2"/>
      <text:p text:style-name="P2">“Simple travelers, eh? Look more like sellswords to me, but no matter,” the knight replied, smiling, “Open the gate!”</text:p>
      <text:p text:style-name="P2">The black iron portcullis rose up as unseen guards turned heavy winches, and the huge wooden doors opened, leading through a long stone corridor ridden with traps. You walk through and the knight meets you on the other side. He is an older knight, specks of grey throughout his short pepper hair. He has broad shoulders, though he himself is lean and muscled, his face dominated by sharp features and bright yellow eyes with flecks of sapphire. His hauberk bears the white lightning bolt of the Adabards on a blue field. A greatsword is sheathed across his back. “As for the beds, I find that The White Hart is nice, if a bit pricy, but if you're looking to bed with a maid, my men would tell you to seek out Tailda's Bunkhouse. And be careful on the way up-- it can get a bit treacherous.”</text:p>
      <text:p text:style-name="P2"/>
      <text:p text:style-name="P2">The way up was indeed treacherous. You pass through the remaining two waypoints, the road getting gradually steeper and narrower after each. You can see that they get most of their goods to the fortress by a rope lift.</text:p>
      <text:p text:style-name="P2">It takes over an hour to reach the citadel's gatehouse.</text:p>
      <text:p text:style-name="P2">“ I can see why this place is impregnable,” gasped Ciel, breathing heavily, “walking up that in armor would be hell.”</text:p>
      <text:p text:style-name="P2">The gate is huge, made of dark wood and carved with intricate pictures. They swing open at your approach and welcome you to the first level of The Pyre. The fortress's first ring is large, the majority dedicated toward defense, with scores of towers and siege weapons. The citadel's bottom layer extends at its back deep into the mountain, into a cavern large enough to fit a small town in. And that's exactly what was in it. The majority of civilian buildings were in the cavern, roads carved into the dark stone, </text:p>
      <text:p text:style-name="P2">magical lanterns lighting the rows of shops and houses. </text:p>
      <text:p text:style-name="P2">Your wound still bleeds slightly through the makeshift bandages, and you think it would be a good idea to see an apothecary before it festers.</text:p>
      <text:p text:style-name="P2"/>
      <text:p text:style-name="P2">What will be the order of your forthcoming 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15T13:25:08.85</meta:creation-date>
    <dc:date>2015-07-16T18:40:26.68</dc:date>
    <dc:creator>Nolan Roth</dc:creator>
    <meta:editing-duration>PT1H9M38S</meta:editing-duration>
    <meta:editing-cycles>2</meta:editing-cycles>
    <meta:generator>OpenOffice/4.1.1$Win32 OpenOffice.org_project/411m6$Build-9775</meta:generator>
    <meta:document-statistic meta:table-count="0" meta:image-count="0" meta:object-count="0" meta:page-count="1" meta:paragraph-count="11" meta:word-count="484" meta:character-count="2677"/>
  </office:meta>
</office:document-meta>
</file>